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fo:hyphenation-ladder-count="no-limit" style:page-number="auto"/>
      <style:text-properties officeooo:rsid="002a7556" officeooo:paragraph-rsid="002a7556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c09ea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rsid="002a7556" officeooo:paragraph-rsid="002a7556" fo:hyphenate="true" fo:hyphenation-remain-char-count="2" fo:hyphenation-push-char-count="2"/>
    </style:style>
    <style:style style:name="P4" style:family="paragraph" style:parent-style-name="Heading_20_1">
      <style:text-properties style:font-name="URW Chancery L1" officeooo:paragraph-rsid="001c5b4c"/>
    </style:style>
    <style:style style:name="T1" style:family="text">
      <style:text-properties officeooo:rsid="001c5b4c"/>
    </style:style>
    <style:style style:name="T2" style:family="text">
      <style:text-properties fo:font-style="italic" officeooo:rsid="002c9159" style:font-style-asian="italic" style:font-style-complex="italic"/>
    </style:style>
    <style:style style:name="T3" style:family="text">
      <style:text-properties officeooo:rsid="0021cd4e"/>
    </style:style>
    <style:style style:name="T4" style:family="text">
      <style:text-properties officeooo:rsid="0023f02e"/>
    </style:style>
    <style:style style:name="T5" style:family="text">
      <style:text-properties officeooo:rsid="00250993"/>
    </style:style>
    <style:style style:name="T6" style:family="text">
      <style:text-properties officeooo:rsid="0027065d"/>
    </style:style>
    <style:style style:name="T7" style:family="text">
      <style:text-properties officeooo:rsid="002a7556"/>
    </style:style>
    <style:style style:name="T8" style:family="text">
      <style:text-properties officeooo:rsid="002c09ea"/>
    </style:style>
    <style:style style:name="T9" style:family="text">
      <style:text-properties officeooo:rsid="002c9159"/>
    </style:style>
    <style:style style:name="T10" style:family="text">
      <style:text-properties fo:font-style="normal" officeooo:rsid="002c9159" style:font-style-asian="normal" style:font-style-complex="normal"/>
    </style:style>
    <style:style style:name="T11" style:family="text">
      <style:text-properties officeooo:rsid="002d74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6">С++, к/р 3, 4</text:span><text:span text:style-name="T5"> </text:span><text:span text:style-name="T1">(</text:span><text:span text:style-name="T5">2</text:span><text:span text:style-name="T7">1</text:span><text:span text:style-name="T1">.</text:span><text:span text:style-name="T3">0</text:span><text:span text:style-name="T7">2</text:span><text:span text:style-name="T1">.201</text:span><text:span text:style-name="T4">1</text:span><text:span text:style-name="T1">)</text:span></text:h>
      <text:p text:style-name="P1">Решения размещаются в дв<text:span text:style-name="T11">у</text:span>х файлах test.h, test.cpp и демонстрируются в файле main.cpp.</text:p>
      <text:list xml:id="list1567368108" text:style-name="L1">
        <text:list-item>
          <text:p text:style-name="P3">Создать класс Integer, хранящий целое число (закрытое поле). Определить для него конструктор и перегрузить операцию вывода в поток. Перегрузить операцию сложения (+ и +=).</text:p>
        </text:list-item>
        <text:list-item>
          <text:p text:style-name="P3">Определите функцию, создающую вектор экземпляров Integer со случаными числами.</text:p>
        </text:list-item>
        <text:list-item>
          <text:p text:style-name="P2"><text:span text:style-name="T7">Определите функцию, суммирующую экземпляры класса Integer, переданные </text:span><text:span text:style-name="T8">в векторе, </text:span><text:span text:style-name="T9">начиная с индекса </text:span><text:span text:style-name="T2">N</text:span><text:span text:style-name="T10">,</text:span><text:span text:style-name="T2"> </text:span><text:span text:style-name="T10">заканчивая </text:span><text:span text:style-name="T9"><text:s/>индексом </text:span><text:span text:style-name="T2">M</text:span><text:span text:style-name="T8">. Результат функции — типа <text:s/></text:span><text:span text:style-name="T7">Integ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30%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2-21T09:28:33</dc:date>
    <dc:creator>Vitaly Bragilevskiy</dc:creator>
    <meta:editing-duration>PT01H20M59S</meta:editing-duration>
    <meta:editing-cycles>12</meta:editing-cycles>
    <meta:generator>OpenOffice.org/3.2$Unix OpenOffice.org_project/320m19$Build-9505</meta:generator>
    <meta:document-statistic meta:table-count="0" meta:image-count="0" meta:object-count="0" meta:page-count="1" meta:paragraph-count="5" meta:word-count="74" meta:character-count="527"/>
  </office:meta>
</office:document-meta>
</file>